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paragraph-properties fo:margin-top="0in" fo:margin-bottom="0in"/>
    </style:style>
    <style:style style:name="P259" style:family="paragraph" style:parent-style-name="Text_20_body" style:list-style-name="L243">
    </style:style>
    <style:style style:name="P260" style:family="paragraph" style:parent-style-name="Text_20_body" style:list-style-name="L244">
    </style:style>
    <style:style style:name="P261" style:family="paragraph" style:parent-style-name="Text_20_body" style:list-style-name="L245">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style>
    <style:style style:name="P265" style:family="paragraph" style:parent-style-name="Text_20_body" style:list-style-name="L249">
    </style:style>
    <style:style style:name="P266" style:family="paragraph" style:parent-style-name="Text_20_body" style:list-style-name="L250">
      <style:paragraph-properties fo:margin-top="0in" fo:margin-bottom="0in"/>
    </style:style>
    <style:style style:name="P267" style:family="paragraph" style:parent-style-name="Text_20_body" style:list-style-name="L251">
      <style:paragraph-properties fo:margin-top="0in" fo:margin-bottom="0in"/>
    </style:style>
    <style:style style:name="P268" style:family="paragraph" style:parent-style-name="Text_20_body" style:list-style-name="L252">
    </style:style>
    <style:style style:name="P269" style:family="paragraph" style:parent-style-name="Text_20_body" style:list-style-name="L253">
      <style:paragraph-properties fo:margin-top="0in" fo:margin-bottom="0in"/>
    </style:style>
    <style:style style:name="P270" style:family="paragraph" style:parent-style-name="Text_20_body" style:list-style-name="L254">
    </style:style>
    <style:style style:name="P271" style:family="paragraph" style:parent-style-name="Text_20_body" style:list-style-name="L255">
      <style:paragraph-properties fo:margin-top="0in" fo:margin-bottom="0in"/>
    </style:style>
    <style:style style:name="P272" style:family="paragraph" style:parent-style-name="Text_20_body" style:list-style-name="L256">
      <style:paragraph-properties fo:margin-top="0in" fo:margin-bottom="0in"/>
    </style:style>
    <style:style style:name="P273" style:family="paragraph" style:parent-style-name="Text_20_body" style:list-style-name="L257">
    </style:style>
    <style:style style:name="P274" style:family="paragraph" style:parent-style-name="Text_20_body" style:list-style-name="L258">
      <style:paragraph-properties fo:margin-top="0in" fo:margin-bottom="0in"/>
    </style:style>
    <style:style style:name="P275" style:family="paragraph" style:parent-style-name="Text_20_body" style:list-style-name="L259">
    </style:style>
    <style:style style:name="P276" style:family="paragraph" style:parent-style-name="Text_20_body" style:list-style-name="L260">
    </style:style>
    <style:style style:name="P277" style:family="paragraph" style:parent-style-name="Text_20_body" style:list-style-name="L261">
    </style:style>
    <style:style style:name="P278" style:family="paragraph" style:parent-style-name="Text_20_body" style:list-style-name="L262">
      <style:paragraph-properties fo:margin-top="0in" fo:margin-bottom="0in"/>
    </style:style>
    <style:style style:name="P279" style:family="paragraph" style:parent-style-name="Text_20_body" style:list-style-name="L263">
    </style:style>
    <style:style style:name="P280" style:family="paragraph" style:parent-style-name="Text_20_body" style:list-style-name="L264">
    </style:style>
    <style:style style:name="P281" style:family="paragraph" style:parent-style-name="Text_20_body" style:list-style-name="L265">
    </style:style>
    <style:style style:name="P282" style:family="paragraph" style:parent-style-name="Text_20_body" style:list-style-name="L266">
    </style:style>
    <style:style style:name="P283" style:family="paragraph" style:parent-style-name="Text_20_body" style:list-style-name="L267">
      <style:paragraph-properties fo:margin-top="0in" fo:margin-bottom="0in"/>
    </style:style>
    <style:style style:name="P284" style:family="paragraph" style:parent-style-name="Text_20_body" style:list-style-name="L268">
      <style:paragraph-properties fo:margin-top="0in" fo:margin-bottom="0in"/>
    </style:style>
    <style:style style:name="P285" style:family="paragraph" style:parent-style-name="Text_20_body" style:list-style-name="L269">
      <style:paragraph-properties fo:margin-top="0in" fo:margin-bottom="0in"/>
    </style:style>
    <style:style style:name="P286" style:family="paragraph" style:parent-style-name="Text_20_body" style:list-style-name="L270">
    </style:style>
    <style:style style:name="P287" style:family="paragraph" style:parent-style-name="Text_20_body" style:list-style-name="L271">
      <style:paragraph-properties fo:margin-top="0in" fo:margin-bottom="0in"/>
    </style:style>
    <style:style style:name="P288" style:family="paragraph" style:parent-style-name="Text_20_body" style:list-style-name="L272">
      <style:paragraph-properties fo:margin-top="0in" fo:margin-bottom="0in"/>
    </style:style>
    <style:style style:name="P289" style:family="paragraph" style:parent-style-name="Text_20_body" style:list-style-name="L273">
      <style:paragraph-properties fo:margin-top="0in" fo:margin-bottom="0in"/>
    </style:style>
    <style:style style:name="P290" style:family="paragraph" style:parent-style-name="Text_20_body" style:list-style-name="L274">
      <style:paragraph-properties fo:margin-top="0in" fo:margin-bottom="0in"/>
    </style:style>
    <style:style style:name="P291" style:family="paragraph" style:parent-style-name="Text_20_body" style:list-style-name="L275">
      <style:paragraph-properties fo:margin-top="0in" fo:margin-bottom="0in"/>
    </style:style>
    <style:style style:name="P292" style:family="paragraph" style:parent-style-name="Text_20_body" style:list-style-name="L276">
      <style:paragraph-properties fo:margin-top="0in" fo:margin-bottom="0in"/>
    </style:style>
  </office:automatic-styles>
  <office:body>
    <office:text>
      <text:p text:style-name="Title">PostgreSQL</text:p>
      <text:p text:style-name="Subtitle">Readme.rmd</text:p>
      <text:p text:style-name="Author">Sergio Pedro R Oliveira</text:p>
      <text:p text:style-name="Date">2022-12-27</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text:span text:style-name="T1">IF</text:span> é usado como bloco de programação em <text:span text:style-name="T1">TCL</text:span>, enquanto para projeções (<text:span text:style-name="T1">SELECT</text:span>) é usado o <text:span text:style-name="T1">CASE</text:span>.<text:line-break/></text:p>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s formas mais simples de <text:span text:style-name="T1">IF</text:span>.<text:line-break/></text:p>
        </text:list-item>
        <text:list-item>
          <text:p text:style-name="P256">A experssão booleana apresentada no <text:span text:style-name="T1">IF</text:span>, é a condição para entrar no <text:span text:style-name="T1">IF</text:span>, se for verdadeira (<text:span text:style-name="T1">TRUE</text:span>) entra, se for falsa (<text:span text:style-name="T1">FALSE</text:span>) não entra.<text:line-break/></text:p>
        </text:list-item>
        <text:list-item>
          <text:p text:style-name="P256">As instruções entre <text:span text:style-name="T1">THEN</text:span> e <text:span text:style-name="T1">END IF</text:span> serão executadas, se a condição for verdadeira, caso contrário, eles são ignorados.<text:line-break/></text:p>
        </text:list-item>
        <text:list-item>
          <text:p text:style-name="P256">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list text:style-name="L241">
        <text:list-item>
          <text:p text:style-name="P257">As instruções <text:span text:style-name="T1">IF</text:span>-<text:span text:style-name="T1">THEN</text:span>-<text:span text:style-name="T1">ELSE</text:span> é usado para percorrer também os casos de exceção.<text:line-break/></text:p>
        </text:list-item>
        <text:list-item>
          <text:p text:style-name="P257"><text:span text:style-name="T1">ELSE</text:span> (“senão”) é acionado quando o teste condicional do <text:span text:style-name="T1">IF</text:span> falhar.<text:line-break/></text:p>
        </text:list-item>
        <text:list-item>
          <text:p text:style-name="P257"><text:span text:style-name="T1">ELSE</text:span> é uma ação diferente para todos os demais casos, que a ação do <text:span text:style-name="T1">IF</text:span> não abrange.<text:line-break/></text:p>
        </text:list-item>
        <text:list-item>
          <text:p text:style-name="P257">Sintaxe:<text:line-break/><text:span text:style-name="T1">DO</text:span><text:line-break/>$$<text:line-break/><text:span text:style-name="T1">BEGIN</text:span><text:line-break/><text:span text:style-name="T1">IF</text:span> (<text:span text:style-name="T2">expressão_booleana</text:span>) <text:span text:style-name="T1">THEN</text:span><text:line-break/><text:span text:style-name="T2">ação_1</text:span><text:line-break/><text:span text:style-name="T1">ELSE</text:span><text:line-break/><text:span text:style-name="T2">ação_2</text:span><text:line-break/><text:span text:style-name="T1">END</text:span> <text:span text:style-name="T1">IF</text:span>;<text:line-break/><text:span text:style-name="T1">END</text:span><text:line-break/>$$<text:line-break/></text:p>
        </text:list-item>
      </text:list>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list text:style-name="L242">
        <text:list-item>
          <text:p text:style-name="P258">As instruções <text:span text:style-name="T1">IF</text:span>-<text:span text:style-name="T1">THEN</text:span>-<text:span text:style-name="T1">ELSIF</text:span> é usado quando é preciso testar mais de duas situações possiveis.<text:line-break/></text:p>
        </text:list-item>
        <text:list-item>
          <text:p text:style-name="P258">Cada teste condicional é executado na sequência, até que um deles passe. O codigo deste teste será executado e os testes restantes serão ignorados.<text:line-break/></text:p>
        </text:list-item>
        <text:list-item>
          <text:p text:style-name="P258">Sintaxe:<text:line-break/><text:span text:style-name="T1">DO</text:span><text:line-break/>$$<text:line-break/><text:span text:style-name="T1">BEGIN</text:span><text:line-break/><text:span text:style-name="T1">IF</text:span> (<text:span text:style-name="T2">expressão_booleana_1</text:span>) <text:span text:style-name="T1">THEN</text:span><text:line-break/><text:span text:style-name="T2">ação_1</text:span><text:line-break/><text:span text:style-name="T1">ELSIF</text:span> (<text:span text:style-name="T2">expressão_booleana_2</text:span>) <text:span text:style-name="T1">THEN</text:span><text:line-break/><text:span text:style-name="T2">ação_2</text:span><text:line-break/><text:span text:style-name="T1">ELSIF</text:span> (<text:span text:style-name="T2">expressão_booleana_3</text:span>) <text:span text:style-name="T1">THEN</text:span><text:line-break/><text:span text:style-name="T2">ação_3</text:span><text:line-break/>…<text:line-break/><text:span text:style-name="T1">ELSE</text:span><text:line-break/><text:span text:style-name="T2">ação_4</text:span><text:line-break/><text:span text:style-name="T1">END</text:span> <text:span text:style-name="T1">IF</text:span>;<text:line-break/><text:span text:style-name="T1">END</text:span><text:line-break/>$$<text:line-break/></text:p>
        </text:list-item>
      </text:list>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list text:style-name="L243">
        <text:list-item>
          <text:p text:style-name="P259">A forma pesquisada de <text:span text:style-name="T1">CASE</text:span> fornece execução condicional com base na verdade de expressões booleanas.<text:line-break/></text:p>
        </text:list-item>
        <text:list-item>
          <text:p text:style-name="P259">Cada expressão booleana da cláusula <text:span text:style-name="T1">WHEN</text:span> é avaliada sucessivamente, até que seja encontrada uma que resulte em <text:span text:style-name="T1">true</text:span>. Em seguida, as instruções correspondentes são executadas e o controle passa para a próxima instrução após <text:span text:style-name="T1">END CASE</text:span>. (As expressões <text:span text:style-name="T1">WHEN</text:span> subseqüentes não são avaliadas.)<text:line-break/></text:p>
        </text:list-item>
        <text:list-item>
          <text:p text:style-name="P259">Se nenhum resultado verdadeiro for encontrado, as instruções <text:span text:style-name="T1">ELSE</text:span> serão executadas; mas se ELSE não estiver presente, uma exceção <text:span text:style-name="T1">CASE_NOT_FOUND</text:span> será lançada.<text:line-break/></text:p>
        </text:list-item>
        <text:list-item>
          <text:p text:style-name="P259">Sintaxe:<text:line-break/><text:span text:style-name="T1">SELECT</text:span><text:line-break/><text:span text:style-name="T1">CASE</text:span><text:line-break/><text:span text:style-name="T1">WHEN</text:span> <text:span text:style-name="T2">expressão_booleana_1</text:span> <text:span text:style-name="T1">THEN</text:span> <text:span text:style-name="T2">ação_1</text:span><text:line-break/><text:span text:style-name="T1">WHEN</text:span> <text:span text:style-name="T2">expressão_booleana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list text:style-name="L244">
        <text:list-item>
          <text:p text:style-name="P260">A forma simples de <text:span text:style-name="T1">CASE</text:span> fornece execução condicional com base na igualdade de operandos.<text:line-break/></text:p>
        </text:list-item>
        <text:list-item>
          <text:p text:style-name="P260">A <text:span text:style-name="T2">expressão</text:span>/<text:span text:style-name="T2">coluna</text:span> de pesquisa é avaliada (uma vez) e comparada sucessivamente a cada <text:span text:style-name="T2">valor</text:span> nas cláusulas <text:span text:style-name="T1">WHEN</text:span>.<text:line-break/></text:p>
          <text:list text:style-name="L245">
            <text:list-item>
              <text:p text:style-name="P261">O <text:span text:style-name="T1">CASE</text:span> primeiro avalia a <text:span text:style-name="T2">expressão</text:span>/<text:span text:style-name="T2">coluna</text:span> e compara o resultado com cada <text:span text:style-name="T2">valor</text:span> (<text:span text:style-name="T2">valor_1</text:span>, <text:span text:style-name="T2">valor_2</text:span>, …) nas cláusulas <text:span text:style-name="T1">WHEN</text:span> sequencialmente até encontrar a correspondência.<text:line-break/></text:p>
            </text:list-item>
            <text:list-item>
              <text:p text:style-name="P261">Assim que o resultado da <text:span text:style-name="T2">expressão</text:span>/<text:span text:style-name="T2">coluna</text:span> for igual a um <text:span text:style-name="T2">valor</text:span> (<text:span text:style-name="T2">valor_1</text:span>, <text:span text:style-name="T2">valor_2</text:span>, etc.) em uma cláusula <text:span text:style-name="T1">WHEN</text:span>, o <text:span text:style-name="T1">CASE</text:span> retorna o resultado correspondente na cláusula <text:span text:style-name="T1">THEN</text:span>.<text:line-break/></text:p>
            </text:list-item>
            <text:list-item>
              <text:p text:style-name="P261">Ou seja, de maneira geral, a <text:span text:style-name="T2">expressão</text:span> pode ser usada para determinar a coluna que será trabalhada nas cláusulas <text:span text:style-name="T1">WHEN</text:span>.<text:line-break/></text:p>
            </text:list-item>
          </text:list>
        </text:list-item>
        <text:list-item>
          <text:p text:style-name="P260">Se uma correspondência for encontrada, as instruções correspondentes serão executadas e o controle passará para a próxima instrução após <text:span text:style-name="T1">END CASE</text:span>. (As expressões <text:span text:style-name="T1">WHEN</text:span> subseqüentes não são avaliadas.)<text:line-break/></text:p>
        </text:list-item>
        <text:list-item>
          <text:p text:style-name="P260">Se nenhuma correspondência for encontrada, a instrução <text:span text:style-name="T1">ELSE</text:span> será executada, mas se <text:span text:style-name="T1">ELSE</text:span> não estiver presente, uma exceção <text:span text:style-name="T1">CASE_NOT_FOUND</text:span> será lançada.<text:line-break/></text:p>
        </text:list-item>
        <text:list-item>
          <text:p text:style-name="P260">Sintaxe:<text:line-break/><text:span text:style-name="T1">SELECT</text:span><text:line-break/><text:span text:style-name="T1">CASE</text:span> <text:span text:style-name="T2">expressão</text:span>/<text:span text:style-name="T2">coluna</text:span><text:line-break/><text:span text:style-name="T1">WHEN</text:span> <text:span text:style-name="T2">valor_1</text:span> <text:span text:style-name="T1">THEN</text:span> <text:span text:style-name="T2">ação_1</text:span><text:line-break/><text:span text:style-name="T1">WHEN</text:span> <text:span text:style-name="T2">valor_2</text:span> <text:span text:style-name="T1">THEN</text:span> <text:span text:style-name="T2">ação_2</text:span><text:line-break/>…<text:line-break/><text:span text:style-name="T1">ELSE</text:span><text:line-break/><text:span text:style-name="T2">ação_3</text:span><text:line-break/><text:span text:style-name="T1">END</text:span> <text:span text:style-name="T1">AS</text:span> <text:span text:style-name="T2">alias</text:span><text:line-break/><text:span text:style-name="T1">FROM</text:span> <text:span text:style-name="T2">tabela</text:span>;<text:line-break/></text:p>
        </text:list-item>
        <text:list-item>
          <text:p text:style-name="P260">Exemplo de código, comentarios entre colchetes:<text:line-break/><text:span text:style-name="T1">SELECT</text:span><text:line-break/>title,<text:line-break/>rating,<text:line-break/><text:span text:style-name="T1">CASE</text:span> rating [definição da coluna a ser analisada]<text:line-break/><text:span text:style-name="T1">WHEN</text:span> ‘G’ <text:span text:style-name="T1">THEN</text:span> ‘General Audiences’ [valor_1 da coluna rating]<text:line-break/><text:span text:style-name="T1">WHEN</text:span> ‘PG’ <text:span text:style-name="T1">THEN</text:span> ‘Parental Guidance Suggested’ [valor_2 da coluna rating]<text:line-break/><text:span text:style-name="T1">WHEN</text:span> ‘PG-13’ <text:span text:style-name="T1">THEN</text:span> ‘Parents Strongly Cautioned’ [valor_3 da coluna rating]<text:line-break/><text:span text:style-name="T1">WHEN</text:span> ‘R’ <text:span text:style-name="T1">THEN</text:span> ‘Restricted’ [valor_4 da coluna rating]<text:line-break/><text:span text:style-name="T1">WHEN</text:span> ‘NC-17’ <text:span text:style-name="T1">THEN</text:span> ‘Adults Only’ [valor_5 da coluna rating]<text:line-break/><text:span text:style-name="T1">END</text:span> <text:span text:style-name="T1">AS</text:span> rating_description<text:line-break/><text:span text:style-name="T1">FROM</text:span> film<text:line-break/><text:span text:style-name="T1">ORDER BY</text:span> title;<text:line-break/></text:p>
        </text:list-item>
      </text:list>
      <text:p text:style-name="Pagebreak"/>
      <text:h text:style-name="Heading_20_1" text:outline-level="1"><text:bookmark-start text:name="imprimir-mensagem-na-tela---raise"/>24 Imprimir mensagem na tela - <text:span text:style-name="T1">RAISE</text:span><text:bookmark-end text:name="imprimir-mensagem-na-tela---raise"/></text:h>
      <text:list text:style-name="L246">
        <text:list-item>
          <text:p text:style-name="P262">Use a intrução <text:span text:style-name="T1">RAISE</text:span> para relatar mensagens e gerar erros.<text:line-break/></text:p>
        </text:list-item>
        <text:list-item>
          <text:p text:style-name="P262">Os níveis possíveis são <text:span text:style-name="T1">DEBUG</text:span>, <text:span text:style-name="T1">LOG</text:span>, <text:span text:style-name="T1">INFO</text:span>, <text:span text:style-name="T1">NOTICE</text:span>, <text:span text:style-name="T1">WARNING</text:span> e <text:span text:style-name="T1">EXCEPTION</text:span>.<text:line-break/></text:p>
        </text:list-item>
        <text:list-item>
          <text:p text:style-name="P262">O mais comum para imprimir mensagens de tela ao usuário é o <text:span text:style-name="T1">NOTICE</text:span>.<text:line-break/></text:p>
        </text:list-item>
        <text:list-item>
          <text:p text:style-name="P262"><text:span text:style-name="T1">EXCEPTION</text:span> gera um erro (que normalmente aborta a transação atual).<text:line-break/></text:p>
        </text:list-item>
        <text:list-item>
          <text:p text:style-name="P262">Os outros níveis geram apenas mensagens de diferentes níveis de prioridade.<text:line-break/></text:p>
        </text:list-item>
        <text:list-item>
          <text:p text:style-name="P262">Dentro da string de formato, % é substituído pela representação de string do próximo argumento opcional.<text:line-break/></text:p>
        </text:list-item>
        <text:list-item>
          <text:p text:style-name="P262">Escreve %% para emitir um % literal.<text:line-break/></text:p>
        </text:list-item>
        <text:list-item>
          <text:p text:style-name="P262">Os argumentos podem ser variáveis ou expressões simples, mas o formato deve ser uma string literal simples.<text:line-break/></text:p>
        </text:list-item>
        <text:list-item>
          <text:p text:style-name="P262">Exemplos <text:span text:style-name="T1">RAISE</text:span>:<text:line-break/></text:p>
          <text:list text:style-name="L247">
            <text:list-item>
              <text:p text:style-name="P263">Exemplo <text:span text:style-name="T1">RAISE NOTICE</text:span>, com comentário entre colchetes:<text:line-break/><text:span text:style-name="T1">RAISE NOTICE</text:span> ‘Calling cs_create_job(%)’, <text:span text:style-name="T2">v_job_id</text:span>;<text:line-break/>[Neste exemplo, o valor de <text:span text:style-name="T2">v_job_id</text:span> substituirá o % na string]<text:line-break/>[<text:span text:style-name="T2">v_job_id</text:span> é uma variável]<text:line-break/></text:p>
            </text:list-item>
            <text:list-item>
              <text:p text:style-name="P263">Exemplo <text:span text:style-name="T1">RAISE EXCEPTION</text:span>, com comentário entre colchetes:<text:line-break/><text:span text:style-name="T1">RAISE EXCEPTION</text:span> ‘Nonexistent ID --&gt; %’,<text:span text:style-name="T2">user_id</text:span>;<text:line-break/>[Neste exemplo abortará a transação com a mensagem de erro fornecida]<text:line-break/></text:p>
            </text:list-item>
          </text:list>
        </text:list-item>
      </text:list>
      <text:p text:style-name="Pagebreak"/>
      <text:h text:style-name="Heading_20_1" text:outline-level="1"><text:bookmark-start text:name="laços---loop-while-e-for"/>25 Laços - <text:span text:style-name="T1">LOOP</text:span>, <text:span text:style-name="T1">WHILE</text:span> e <text:span text:style-name="T1">FOR</text:span><text:bookmark-end text:name="laços---loop-while-e-for"/></text:h>
      <text:h text:style-name="Heading_20_2" text:outline-level="2"><text:bookmark-start text:name="laços"/>25.1 Laços<text:bookmark-end text:name="laços"/></text:h>
      <text:list text:style-name="L248">
        <text:list-item>
          <text:p text:style-name="P264">Com as instruções de laço <text:span text:style-name="T1">LOOP</text:span>, <text:span text:style-name="T1">WHILE</text:span>, <text:span text:style-name="T1">FOR</text:span> e <text:span text:style-name="T1">FOREACH</text:span> podemos fazer com que uma função, ou script, <text:span text:style-name="T1">PL</text:span>/<text:span text:style-name="T1">pgSQL</text:span> repita uma série de comandos.<text:line-break/></text:p>
        </text:list-item>
        <text:list-item>
          <text:p text:style-name="P264">A instrução <text:span text:style-name="T1">DO</text:span> executa um bloco anômino de programação, muito útil para rodar laços fora de funções.<text:line-break/></text:p>
        </text:list-item>
        <text:list-item>
          <text:p text:style-name="P264">Os comandos <text:span text:style-name="T1">EXIT</text:span> e <text:span text:style-name="T1">CONTINUE</text:span> servem para controlar as iterações do laço.<text:line-break/></text:p>
        </text:list-item>
      </text:list>
      <text:h text:style-name="Heading_20_2" text:outline-level="2"><text:bookmark-start text:name="instruções-exit-e-continue"/>25.2 Instruções <text:span text:style-name="T1">EXIT</text:span> e <text:span text:style-name="T1">CONTINUE</text:span><text:bookmark-end text:name="instruções-exit-e-continue"/></text:h>
      <text:h text:style-name="Heading_20_3" text:outline-level="3"><text:bookmark-start text:name="exit"/>25.2.1 <text:span text:style-name="T1">EXIT</text:span><text:bookmark-end text:name="exit"/></text:h>
      <text:list text:style-name="L249">
        <text:list-item>
          <text:p text:style-name="P265"><text:span text:style-name="T1">EXIT</text:span> é uma instrução que encerra o loop, quando executada.<text:line-break/></text:p>
        </text:list-item>
        <text:list-item>
          <text:p text:style-name="P265">A instrução <text:span text:style-name="T1">EXIT</text:span> apresenta duas formas:<text:line-break/></text:p>
          <text:list text:style-name="L250">
            <text:list-item>
              <text:p text:style-name="P266"><text:span text:style-name="T1">EXIT</text:span><text:line-break/>Esta é a forma mais simples, normalmente esta associada a um <text:span text:style-name="T1">IF</text:span>, que serve como condição para aplicação do <text:span text:style-name="T1">EXIT</text:span>.<text:line-break/></text:p>
            </text:list-item>
            <text:list-item>
              <text:p text:style-name="P266"><text:span text:style-name="T1">EXIT WHEN</text:span> [<text:span text:style-name="T2">critério</text:span>]<text:line-break/>Nesta forma, o <text:span text:style-name="T1">WHEN</text:span> indica o <text:span text:style-name="T2">critério</text:span> que deve ser obedecido para execução do <text:span text:style-name="T1">EXIT</text:span>.<text:line-break/></text:p>
            </text:list-item>
          </text:list>
        </text:list-item>
      </text:list>
      <text:p text:style-name="Pagebreak"/>
      <text:list text:style-name="L251">
        <text:list-item>
          <text:p text:style-name="P267">Exemplos:<text:line-break/></text:p>
          <text:list text:style-name="L252">
            <text:list-item>
              <text:p text:style-name="P268"><text:span text:style-name="T1">IF</text:span> <text:span text:style-name="T1">EXIT</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item>
              <text:p text:style-name="P268"><text:span text:style-name="T1">EXIT WHEN</text:span>:<text:line-break/><text:span text:style-name="T1">CREATE PROCEDURE</text:span> contador_loop_exit_when()<text:line-break/><text:span text:style-name="T1">LANGUAGE</text:span> plpgsql<text:line-break/><text:span text:style-name="T1">AS</text:span><text:line-break/>$$<text:line-break/><text:span text:style-name="T1">DECLARE</text:span> counter <text:span text:style-name="T1">INTEGER</text:span> = 0;<text:line-break/><text:span text:style-name="T1">BEGIN</text:span><text:line-break/><text:span text:style-name="T1">LOOP</text:span><text:line-break/><text:span text:style-name="T1">EXIT WHEN</text:span> counter = 5;<text:line-break/>counter = counter + 1;<text:line-break/><text:span text:style-name="T1">RAISE NOTICE</text:span> ‘Counter %’, counter;<text:line-break/><text:span text:style-name="T1">END LOOP</text:span>;<text:line-break/><text:span text:style-name="T1">END</text:span>;<text:line-break/>$$<text:line-break/></text:p>
            </text:list-item>
          </text:list>
        </text:list-item>
        <text:list-item>
          <text:p text:style-name="P267">Observações:<text:line-break/></text:p>
          <text:list text:style-name="L253">
            <text:list-item>
              <text:p text:style-name="P269">A declaração de variáveis (<text:span text:style-name="T1">DECLARE</text:span>) vem antes do <text:span text:style-name="T1">BEGIN</text:span>.<text:line-break/></text:p>
            </text:list-item>
            <text:list-item>
              <text:p text:style-name="P269">Ao declarar as variáveis é necessario tipificar elas (<text:span text:style-name="T1">INTEGER</text:span>, <text:span text:style-name="T1">CHAR</text:span>, <text:span text:style-name="T1">VARCHAR</text:span>, …).<text:line-break/></text:p>
            </text:list-item>
            <text:list-item>
              <text:p text:style-name="P269">Lembrar de fechar os condiciais (<text:span text:style-name="T1">IF</text:span>) com <text:span text:style-name="T1">END IF</text:span>.<text:line-break/></text:p>
            </text:list-item>
            <text:list-item>
              <text:p text:style-name="P269">Lembrar de fechar os loops com <text:span text:style-name="T1">END LOOP</text:span>.<text:line-break/></text:p>
            </text:list-item>
            <text:list-item>
              <text:p text:style-name="P269">Tudo depois do modificador de delimitador ($$) pode ser fechado com “;”.<text:line-break/></text:p>
            </text:list-item>
          </text:list>
        </text:list-item>
      </text:list>
      <text:p text:style-name="Pagebreak"/>
      <text:h text:style-name="Heading_20_3" text:outline-level="3"><text:bookmark-start text:name="continue"/>25.2.2 <text:span text:style-name="T1">CONTINUE</text:span><text:bookmark-end text:name="continue"/></text:h>
      <text:list text:style-name="L254">
        <text:list-item>
          <text:p text:style-name="P270"><text:span text:style-name="T1">CONTINUE</text:span> é o comando que faz o loop encerrar a iteração (atual) e pule para a próxima iteração, ainda dentro laço.<text:line-break/></text:p>
        </text:list-item>
        <text:list-item>
          <text:p text:style-name="P270">A instrução <text:span text:style-name="T1">CONTINUE</text:span> apresenta duas formas:<text:line-break/></text:p>
          <text:list text:style-name="L255">
            <text:list-item>
              <text:p text:style-name="P271"><text:span text:style-name="T1">CONTINUE</text:span><text:line-break/>Esta é a forma mais simples, normalmente esta associada a um <text:span text:style-name="T1">IF</text:span>, que serve como condição para aplicação do <text:span text:style-name="T1">CONTINUE</text:span>.<text:line-break/></text:p>
            </text:list-item>
            <text:list-item>
              <text:p text:style-name="P271"><text:span text:style-name="T1">CONTINUE WHEN</text:span> [critério]<text:line-break/>Nesta forma, o <text:span text:style-name="T1">WHEN</text:span> indica o <text:span text:style-name="T2">critério</text:span> que deve ser obedecido para execução do <text:span text:style-name="T1">CONTINUE</text:span>.<text:line-break/></text:p>
            </text:list-item>
          </text:list>
        </text:list-item>
      </text:list>
      <text:p text:style-name="Pagebreak"/>
      <text:list text:style-name="L256">
        <text:list-item>
          <text:p text:style-name="P272">Exemplos:<text:line-break/></text:p>
          <text:list text:style-name="L257">
            <text:list-item>
              <text:p text:style-name="P273"><text:span text:style-name="T1">IF CONTINUE</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IF</text:span> (CONTADOR = 5) <text:span text:style-name="T1">THEN</text:span><text:line-break/><text:span text:style-name="T1">CONTINUE</text:span>;<text:line-break/><text:span text:style-name="T1">END IF</text:span>;<text:line-break/><text:span text:style-name="T1">IF</text:span> (CONTADOR &gt; 10) <text:span text:style-name="T1">THEN</text:span><text:line-break/><text:span text:style-name="T1">EXIT</text:span>;<text:line-break/><text:span text:style-name="T1">END IF</text:span>;<text:line-break/><text:span text:style-name="T1">RAISE NOTICE</text:span> ‘CONTADOR = %’, CONTADOR;<text:line-break/><text:span text:style-name="T1">END LOOP</text:span>;<text:line-break/><text:span text:style-name="T1">END</text:span>;<text:line-break/>$$<text:line-break/></text:p>
            </text:list-item>
            <text:list-item>
              <text:p text:style-name="P273"><text:span text:style-name="T1">CONTINUE WHEN</text:span><text:line-break/><text:span text:style-name="T1">DO</text:span><text:line-break/>$$<text:line-break/><text:span text:style-name="T1">DECLARE</text:span> CONTADOR <text:span text:style-name="T1">INTEGER</text:span> = 0;<text:line-break/><text:span text:style-name="T1">BEGIN</text:span><text:line-break/><text:span text:style-name="T1">LOOP</text:span><text:line-break/>CONTADOR = CONTADOR + 1;<text:line-break/><text:span text:style-name="T1">CONTINUE WHEN</text:span> (CONTADOR = 5);<text:line-break/><text:span text:style-name="T1">EXIT WHEN</text:span> (CONTADOR &gt; 10);<text:line-break/><text:span text:style-name="T1">RAISE NOTICE</text:span> ‘CONTADOR = %’, CONTADOR;<text:line-break/><text:span text:style-name="T1">END LOOP</text:span>;<text:line-break/><text:span text:style-name="T1">END</text:span>;<text:line-break/>$$<text:line-break/></text:p>
            </text:list-item>
          </text:list>
        </text:list-item>
        <text:list-item>
          <text:p text:style-name="P272">Observações:<text:line-break/></text:p>
          <text:list text:style-name="L258">
            <text:list-item>
              <text:p text:style-name="P274">A declaração de variáveis (<text:span text:style-name="T1">DECLARE</text:span>) vem antes do <text:span text:style-name="T1">BEGIN</text:span>.<text:line-break/></text:p>
            </text:list-item>
            <text:list-item>
              <text:p text:style-name="P274">Ao declarar as variáveis é necessario tipificar elas (<text:span text:style-name="T1">INTEGER</text:span>, <text:span text:style-name="T1">CHAR</text:span>, <text:span text:style-name="T1">VARCHAR</text:span>, …).<text:line-break/></text:p>
            </text:list-item>
            <text:list-item>
              <text:p text:style-name="P274">Lembrar de fechar os condiciais (<text:span text:style-name="T1">IF</text:span>) com <text:span text:style-name="T1">END IF</text:span>.<text:line-break/></text:p>
            </text:list-item>
            <text:list-item>
              <text:p text:style-name="P274">Lembrar de fechar os loops com <text:span text:style-name="T1">END LOOP</text:span>.<text:line-break/></text:p>
            </text:list-item>
            <text:list-item>
              <text:p text:style-name="P274">Tudo depois do modificador de delimitador ($$) pode ser fechado com “;”.<text:line-break/></text:p>
            </text:list-item>
          </text:list>
        </text:list-item>
      </text:list>
      <text:p text:style-name="Pagebreak"/>
      <text:h text:style-name="Heading_20_2" text:outline-level="2"><text:bookmark-start text:name="loop"/>25.3 <text:span text:style-name="T1">LOOP</text:span><text:bookmark-end text:name="loop"/></text:h>
      <text:list text:style-name="L259">
        <text:list-item>
          <text:p text:style-name="P275">O <text:span text:style-name="T1">LOOP</text:span> define um laço incondicional que é repedito indefinidamente, até ser encerrado por uma instrução <text:span text:style-name="T1">EXIT</text:span> ou <text:span text:style-name="T1">RETURN</text:span>.<text:line-break/></text:p>
        </text:list-item>
        <text:list-item>
          <text:p text:style-name="P275">A indentação das instruções <text:span text:style-name="T1">EXIT</text:span> e <text:span text:style-name="T1">CONTINUE</text:span>, dentro de laços, ajuda a especificar a qual laço essas instruções se referem.<text:line-break/></text:p>
        </text:list-item>
        <text:list-item>
          <text:p text:style-name="P275">Sintaxe:<text:line-break/><text:span text:style-name="T1">LOOP</text:span><text:line-break/>[bloco de programação]<text:line-break/><text:span text:style-name="T1">IF</text:span> <text:span text:style-name="T2">expressão</text:span> <text:span text:style-name="T1">THEN</text:span> <text:span text:style-name="T1">EXIT</text:span>; [Mecanismo de saída do <text:span text:style-name="T1">LOOP</text:span>]<text:line-break/><text:span text:style-name="T1">END IF</text:span><text:line-break/><text:span text:style-name="T1">END LOOP</text:span><text:line-break/></text:p>
        </text:list-item>
        <text:list-item>
          <text:p text:style-name="P275">Exemplo:<text:line-break/><text:span text:style-name="T1">DO</text:span><text:line-break/>$$<text:line-break/><text:span text:style-name="T1">DECLARE</text:span> CONTADOR <text:span text:style-name="T1">INTEGER</text:span> = 0;<text:line-break/><text:span text:style-name="T1">BEGIN</text:span><text:line-break/><text:span text:style-name="T1">LOOP</text:span><text:line-break/><text:span text:style-name="T1">IF</text:span> CONTADOR &gt; 5 <text:span text:style-name="T1">THEN</text:span><text:line-break/><text:span text:style-name="T1">EXIT</text:span>;<text:line-break/><text:span text:style-name="T1">END IF</text:span>;<text:line-break/><text:span text:style-name="T1">RAISE NOTICE</text:span> ‘CONTADOR É %’, CONTADOR;<text:line-break/>CONTADOR = CONTADOR + 1;<text:line-break/><text:span text:style-name="T1">END LOOP</text:span>;<text:line-break/><text:span text:style-name="T1">END</text:span>;<text:line-break/>$$<text:line-break/></text:p>
        </text:list-item>
      </text:list>
      <text:p text:style-name="Pagebreak"/>
      <text:h text:style-name="Heading_20_2" text:outline-level="2"><text:bookmark-start text:name="while"/>25.4 <text:span text:style-name="T1">WHILE</text:span><text:bookmark-end text:name="while"/></text:h>
      <text:list text:style-name="L260">
        <text:list-item>
          <text:p text:style-name="P276">O laço <text:span text:style-name="T1">WHILE</text:span> executa um loop enquanto determina <text:span text:style-name="T2">expressão</text:span> for verdadeira.<text:line-break/></text:p>
        </text:list-item>
        <text:list-item>
          <text:p text:style-name="P276">A expressão é apresentada entre parênteses “()”, pois assim é valiada de forma booleana.<text:line-break/></text:p>
        </text:list-item>
        <text:list-item>
          <text:p text:style-name="P276">Lembrar de finalizar o <text:span text:style-name="T1">WHILE</text:span> com <text:span text:style-name="T1">END LOOP</text:span>.<text:line-break/></text:p>
        </text:list-item>
        <text:list-item>
          <text:p text:style-name="P276">Os comandos <text:span text:style-name="T1">EXIT</text:span> e <text:span text:style-name="T1">CONTINUE</text:span> são válidos.<text:line-break/></text:p>
        </text:list-item>
        <text:list-item>
          <text:p text:style-name="P276">Sintaxe:<text:line-break/><text:span text:style-name="T1">WHILE</text:span> (<text:span text:style-name="T2">expressão</text:span>) <text:span text:style-name="T1">LOOP</text:span><text:line-break/>[Bloco de programação];<text:line-break/><text:span text:style-name="T1">END LOOP</text:span>;<text:line-break/></text:p>
        </text:list-item>
        <text:list-item>
          <text:p text:style-name="P276">Exemplo:<text:line-break/><text:span text:style-name="T1">CREATE PROCEDURE</text:span> contador_while()<text:line-break/><text:span text:style-name="T1">LANGUAGE</text:span> <text:span text:style-name="T2">plpgsql</text:span><text:line-break/><text:span text:style-name="T1">AS</text:span><text:line-break/>$$<text:line-break/><text:span text:style-name="T1">DECLARE</text:span> counter <text:span text:style-name="T1">INTEGER</text:span> = 0;<text:line-break/><text:span text:style-name="T1">BEGIN</text:span><text:line-break/><text:span text:style-name="T1">WHILE</text:span> (counter &lt; 5) <text:span text:style-name="T1">LOOP</text:span><text:line-break/>counter = counter + 1;<text:line-break/><text:span text:style-name="T1">RAISE NOTICE</text:span> ‘Counter %’, counter;<text:line-break/><text:span text:style-name="T1">END LOOP</text:span>;<text:line-break/><text:span text:style-name="T1">END</text:span>;<text:line-break/>$$<text:line-break/><text:span text:style-name="T1">CALL</text:span> contador_while();<text:line-break/><text:span text:style-name="T1">DROP PROCEDURE</text:span> contador_while;<text:line-break/></text:p>
        </text:list-item>
      </text:list>
      <text:p text:style-name="Pagebreak"/>
      <text:h text:style-name="Heading_20_2" text:outline-level="2"><text:bookmark-start text:name="for"/>25.5 <text:span text:style-name="T1">FOR</text:span><text:bookmark-end text:name="for"/></text:h>
      <text:h text:style-name="Heading_20_3" text:outline-level="3"><text:bookmark-start text:name="for-variante-inteira"/>25.5.1 <text:span text:style-name="T1">FOR</text:span> variante inteira<text:bookmark-end text:name="for-variante-inteira"/></text:h>
      <text:list text:style-name="L261">
        <text:list-item>
          <text:p text:style-name="P277">O loop <text:span text:style-name="T1">FOR</text:span> itera dentro de um intervalo pré-determinado devalores inteiros.<text:line-break/></text:p>
        </text:list-item>
        <text:list-item>
          <text:p text:style-name="P277">O intervalo de iteração pode ser descrito da seguinte forma:<text:line-break/></text:p>
          <text:list text:style-name="L262">
            <text:list-item>
              <text:p text:style-name="P278">1..10<text:line-break/>Limite inferior até (..) limite superior.<text:line-break/></text:p>
            </text:list-item>
            <text:list-item>
              <text:p text:style-name="P278">10..1<text:line-break/>No caso <text:span text:style-name="T1">REVERSE</text:span>, limite superior até (..) limite inferior.<text:line-break/></text:p>
            </text:list-item>
          </text:list>
        </text:list-item>
        <text:list-item>
          <text:p text:style-name="P277">O intervalo é avaliado ao entrar no loop e a cada iteração. Se o intervalo estiver invertido (como no formato <text:span text:style-name="T1">REVERSE</text:span>) de maneira equivocada, sem a cláusula <text:span text:style-name="T1">REVERSE</text:span>, após a primeira iteração o programa sai do <text:span text:style-name="T1">FOR</text:span>, sem acusar nenhum <text:span text:style-name="T1">ERROR</text:span>.<text:line-break/></text:p>
        </text:list-item>
        <text:list-item>
          <text:p text:style-name="P277">A variável <text:span text:style-name="T2">contador</text:span> que o laço <text:span text:style-name="T1">FOR</text:span> usa, é definido no loop e existe somente dentro do loop. Caso exista variável de mesmo nome fora do loop, ela é ignorada, pelo o loop.<text:line-break/></text:p>
        </text:list-item>
        <text:list-item>
          <text:p text:style-name="P277">Por default a variável <text:span text:style-name="T2">contador</text:span> é inicializada como tipo <text:span text:style-name="T1">INTEGER</text:span> (inteiro).<text:line-break/></text:p>
        </text:list-item>
        <text:list-item>
          <text:p text:style-name="P277">A cada iteração a variável <text:span text:style-name="T2">contador</text:span> recebe o passo 1, ou seja, é adicionado o valor 1 (+1).<text:line-break/></text:p>
        </text:list-item>
        <text:list-item>
          <text:p text:style-name="P277">Caso especifido a cláusula <text:span text:style-name="T1">REVERSE</text:span>, ao inves de receber o passo 1, a variável <text:span text:style-name="T2">contador</text:span> recebe o passo menos 1 (-1), a cada iteração.<text:line-break/></text:p>
        </text:list-item>
        <text:list-item>
          <text:p text:style-name="P277">A cláusula <text:span text:style-name="T1">BY</text:span> dita o passo utilizado pelo loop <text:span text:style-name="T1">FOR</text:span>.<text:line-break/></text:p>
        </text:list-item>
        <text:list-item>
          <text:p text:style-name="P277">Se a cláusula <text:span text:style-name="T1">BY</text:span> não for especificada o passo é 1, caso contrário é o valor especificado na cláusula <text:span text:style-name="T1">BY</text:span>.<text:line-break/></text:p>
        </text:list-item>
      </text:list>
      <text:p text:style-name="Pagebreak"/>
      <text:list text:style-name="L263">
        <text:list-item>
          <text:p text:style-name="P279">Sintaxe <text:span text:style-name="T1">FOR</text:span>:<text:line-break/><text:span text:style-name="T1">FOR</text:span> <text:span text:style-name="T2">contador</text:span> <text:span text:style-name="T1">IN</text:span> 1..10 <text:span text:style-name="T1">LOOP</text:span><text:line-break/>[Bloco de programação]<text:line-break/><text:span text:style-name="T1">END LOOP</text:span>;<text:line-break/></text:p>
        </text:list-item>
        <text:list-item>
          <text:p text:style-name="P279">Sintaxe <text:span text:style-name="T1">FOR</text:span>, usando cláusula <text:span text:style-name="T1">REVERSE</text:span>:<text:line-break/><text:span text:style-name="T1">FOR</text:span> <text:span text:style-name="T2">contador</text:span> <text:span text:style-name="T1">IN</text:span> <text:span text:style-name="T1">REVERSE</text:span> 10..1 <text:span text:style-name="T1">LOOP</text:span><text:line-break/>[Bloco de programação]<text:line-break/><text:span text:style-name="T1">END LOOP</text:span>;<text:line-break/></text:p>
        </text:list-item>
        <text:list-item>
          <text:p text:style-name="P279">Sintaxe <text:span text:style-name="T1">FOR</text:span>, usando cláusula <text:span text:style-name="T1">BY</text:span>:<text:line-break/><text:span text:style-name="T1">FOR</text:span> <text:span text:style-name="T2">contador</text:span> <text:span text:style-name="T1">IN</text:span> 1..10 <text:span text:style-name="T1">BY</text:span> 2 <text:span text:style-name="T1">LOOP</text:span><text:line-break/>[Bloco de programação]<text:line-break/><text:span text:style-name="T1">END LOOP</text:span>;<text:line-break/></text:p>
        </text:list-item>
        <text:list-item>
          <text:p text:style-name="P279">Exemplo:<text:line-break/><text:span text:style-name="T1">DO</text:span><text:line-break/>$$<text:line-break/><text:span text:style-name="T1">BEGIN</text:span><text:line-break/><text:span text:style-name="T1">FOR</text:span> <text:span text:style-name="T2">i</text:span> <text:span text:style-name="T1">IN</text:span> <text:span text:style-name="T1">REVERSE</text:span> 10..1 <text:span text:style-name="T1">BY</text:span> 2 <text:span text:style-name="T1">LOOP</text:span><text:line-break/><text:span text:style-name="T1">RAISE NOTICE</text:span> ‘Contador igual a %’, <text:span text:style-name="T2">i</text:span> ;<text:line-break/><text:span text:style-name="T1">END LOOP</text:span>;<text:line-break/><text:span text:style-name="T1">END</text:span>;<text:line-break/>$$<text:line-break/></text:p>
        </text:list-item>
      </text:list>
      <text:p text:style-name="Pagebreak"/>
      <text:h text:style-name="Heading_20_3" text:outline-level="3"><text:bookmark-start text:name="for-in-query"/>25.5.2 <text:span text:style-name="T1">FOR</text:span> <text:span text:style-name="T1">IN</text:span> <text:span text:style-name="T2">query</text:span><text:bookmark-end text:name="for-in-query"/></text:h>
      <text:list text:style-name="L264">
        <text:list-item>
          <text:p text:style-name="P280">Usando um tipo diferente de <text:span text:style-name="T1">FOR</text:span>, podemos iterar pelo resultado de uma consulta (<text:span text:style-name="T2">query</text:span>) e manipular esses dados.<text:line-break/></text:p>
        </text:list-item>
        <text:list-item>
          <text:p text:style-name="P280">O <text:span text:style-name="T1">FOR</text:span> itera a quantidade de registros/linhas da <text:span text:style-name="T2">query</text:span>.<text:line-break/></text:p>
        </text:list-item>
        <text:list-item>
          <text:p text:style-name="P280">Uma <text:span text:style-name="T2">variável</text:span> salva, a cada iteração, o resultado da coluna/campo da <text:span text:style-name="T2">query</text:span>, do registro/linha da iteração da vez.<text:line-break/></text:p>
        </text:list-item>
        <text:list-item>
          <text:p text:style-name="P280">Podem haver mais de uma <text:span text:style-name="T2">variável</text:span>, cada uma delas salva o resultado de uma coluna/campo na iteração da vez, na ordem em que as colunas aparecem na <text:span text:style-name="T2">query</text:span>.<text:line-break/>Exemplo:<text:line-break/>Primeira <text:span text:style-name="T2">variável</text:span> salva o valor da primeira coluna da <text:span text:style-name="T2">query</text:span>.<text:line-break/>Segunda <text:span text:style-name="T2">variável</text:span> salva o valor da segunda coluna da <text:span text:style-name="T2">query</text:span>.<text:line-break/>…<text:line-break/></text:p>
        </text:list-item>
        <text:list-item>
          <text:p text:style-name="P280">É necessário declarar as <text:span text:style-name="T2">variáveis</text:span> (<text:span text:style-name="T1">DECLARE</text:span>).<text:line-break/></text:p>
        </text:list-item>
        <text:list-item>
          <text:p text:style-name="P280">Se o <text:span text:style-name="T1">FOR</text:span> for encerrado por um <text:span text:style-name="T1">EXIT</text:span>, o último valor na <text:span text:style-name="T2">variável</text:span> ainda é acessivel após o <text:span text:style-name="T1">FOR</text:span>.<text:line-break/></text:p>
        </text:list-item>
        <text:list-item>
          <text:p text:style-name="P280">A <text:span text:style-name="T2">query</text:span> é uma consulta comum (<text:span text:style-name="T1">SELECT</text:span>), mas também pode ser <text:span text:style-name="T1">INSERT</text:span>, <text:span text:style-name="T1">UPDATE</text:span> ou <text:span text:style-name="T1">DELETE</text:span>.<text:line-break/></text:p>
        </text:list-item>
        <text:list-item>
          <text:p text:style-name="P280">Não usar o delimitador “;” ao finalizar a <text:span text:style-name="T2">query</text:span>, ela nesse caso finaliza com <text:span text:style-name="T1">LOOP</text:span>.<text:line-break/></text:p>
        </text:list-item>
      </text:list>
      <text:p text:style-name="Pagebreak"/>
      <text:list text:style-name="L265">
        <text:list-item>
          <text:p text:style-name="P281">Sintaxe:<text:line-break/><text:span text:style-name="T1">DECLARE</text:span><text:line-break/><text:span text:style-name="T2">variavel</text:span> <text:span text:style-name="T1">tipo</text:span> = <text:span text:style-name="T2">valor</text:span>;<text:line-break/><text:span text:style-name="T1">FOR</text:span> <text:span text:style-name="T2">variavel</text:span> <text:span text:style-name="T1">IN</text:span> <text:span text:style-name="T2">query</text:span> <text:span text:style-name="T1">LOOP</text:span><text:line-break/>[Bloco de programação]<text:line-break/><text:span text:style-name="T1">END LOOP</text:span>;<text:line-break/></text:p>
        </text:list-item>
        <text:list-item>
          <text:p text:style-name="P281">Exemplo:<text:line-break/><text:span text:style-name="T1">DO</text:span><text:line-break/>$$<text:line-break/><text:span text:style-name="T1">DECLARE</text:span><text:line-break/>FUNC <text:span text:style-name="T1">VARCHAR</text:span>(30);<text:line-break/>CONTADOR <text:span text:style-name="T1">INTEGER</text:span> = 0;<text:line-break/><text:span text:style-name="T1">BEGIN</text:span><text:line-break/><text:span text:style-name="T1">FOR</text:span> CONTADOR, FUNC <text:span text:style-name="T1">IN</text:span><text:line-break/><text:span text:style-name="T1">SELECT</text:span><text:line-break/>IDFUNCIONARIO,<text:line-break/>NOME<text:line-break/><text:span text:style-name="T1">FROM</text:span> FUNCIONARIOS<text:line-break/><text:span text:style-name="T1">LOOP</text:span><text:line-break/><text:span text:style-name="T1">RAISE NOTICE</text:span> ‘O nome do funcionario é %, seu ID é %’, FUNC, CONTADOR;<text:line-break/><text:span text:style-name="T1">END LOOP</text:span>;<text:line-break/><text:span text:style-name="T1">END</text:span>;<text:line-break/>$$<text:line-break/></text:p>
        </text:list-item>
      </text:list>
      <text:p text:style-name="Pagebreak"/>
      <text:h text:style-name="Heading_20_2" text:outline-level="2"><text:bookmark-start text:name="foreach"/>25.6 <text:span text:style-name="T1">FOREACH</text:span><text:bookmark-end text:name="foreach"/></text:h>
      <text:h text:style-name="Heading_20_3" text:outline-level="3"><text:bookmark-start text:name="array"/>25.6.1 <text:span text:style-name="T1">ARRAY</text:span><text:bookmark-end text:name="array"/></text:h>
      <text:list text:style-name="L266">
        <text:list-item>
          <text:p text:style-name="P282"><text:span text:style-name="T1">ARRAY</text:span> é um vetor, ou uma matriz (vetor multidimensional).<text:line-break/></text:p>
        </text:list-item>
        <text:list-item>
          <text:p text:style-name="P282">Existem três formas distintas que o <text:span text:style-name="T1">PostgreSQL</text:span> aceita para declarar uma variável do <text:span text:style-name="T1">ARRAY</text:span>, são elas:<text:line-break/></text:p>
          <text:list text:style-name="L267">
            <text:list-item>
              <text:p text:style-name="P283"><text:span text:style-name="T2">nome_array</text:span> <text:span text:style-name="T2">tipo</text:span> [ ]<text:line-break/>Sintaxe exclusiva do <text:span text:style-name="T1">PostgreSQL</text:span>.<text:line-break/></text:p>
            </text:list-item>
            <text:list-item>
              <text:p text:style-name="P283"><text:span text:style-name="T2">nome_array</text:span> <text:span text:style-name="T2">tipo</text:span> <text:span text:style-name="T1">ARRAY</text:span> [<text:span text:style-name="T2">tamanho</text:span>]<text:line-break/>Sintaxe <text:span text:style-name="T1">SQL</text:span>, onde já é especificado o tamanho maxímo do array.<text:line-break/></text:p>
            </text:list-item>
            <text:list-item>
              <text:p text:style-name="P283"><text:span text:style-name="T2">nome_array</text:span> <text:span text:style-name="T2">tipo</text:span> <text:span text:style-name="T1">ARRAY</text:span><text:line-break/>Sintaxe <text:span text:style-name="T1">SQL</text:span>, onde não é especificado o tamanho do array.<text:line-break/></text:p>
            </text:list-item>
          </text:list>
        </text:list-item>
        <text:list-item>
          <text:p text:style-name="P282">Inserindo valores dentro de um <text:span text:style-name="T1">ARRAY</text:span> (<text:span text:style-name="T1">INSERT INTO</text:span>):<text:line-break/></text:p>
          <text:list text:style-name="L268">
            <text:list-item>
              <text:p text:style-name="P284">tipo <text:span text:style-name="T1">STRING</text:span>:<text:line-break/>‘{“<text:span text:style-name="T2">valor1</text:span>”,“<text:span text:style-name="T2">valor2</text:span>”,…}’<text:line-break/></text:p>
            </text:list-item>
            <text:list-item>
              <text:p text:style-name="P284">tipo <text:span text:style-name="T1">INTEGER</text:span>:<text:line-break/>‘{<text:span text:style-name="T2">valor1</text:span>,<text:span text:style-name="T2">valor2</text:span>,…}’<text:line-break/></text:p>
            </text:list-item>
            <text:list-item>
              <text:p text:style-name="P284"><text:span text:style-name="T1">ARRAY</text:span> multidimensional:<text:line-break/>‘{{“<text:span text:style-name="T2">valor11</text:span>”,“<text:span text:style-name="T2">valor12</text:span>”},{“<text:span text:style-name="T2">valor21</text:span>”,“<text:span text:style-name="T2">valor22</text:span>”}…}’<text:line-break/></text:p>
            </text:list-item>
          </text:list>
        </text:list-item>
        <text:list-item>
          <text:p text:style-name="P282">Acessando um valor especifico do <text:span text:style-name="T1">ARRAY</text:span>:<text:line-break/><text:span text:style-name="T2">nome_array</text:span> [<text:span text:style-name="T2">posição</text:span>]<text:line-break/>Lembrando que <text:span text:style-name="T1">ARRAY</text:span> no <text:span text:style-name="T1">PostgreSQL</text:span> começa a contar posição do 1, não do 0.<text:line-break/></text:p>
        </text:list-item>
        <text:list-item>
          <text:p text:style-name="P282">Consulta (<text:span text:style-name="T1">query</text:span>), com restrição (<text:span text:style-name="T1">WHERE</text:span>), em qualquer posição de um <text:span text:style-name="T1">ARRAY</text:span> em determinada coluna:<text:line-break/><text:span text:style-name="T1">SELECT</text:span><text:line-break/>…<text:line-break/><text:span text:style-name="T1">WHERE</text:span> ‘<text:span text:style-name="T2">valor</text:span>’ = <text:span text:style-name="T1">ANY</text:span>(<text:span text:style-name="T2">coluna</text:span>);<text:line-break/></text:p>
        </text:list-item>
      </text:list>
      <text:p text:style-name="Pagebreak"/>
      <text:h text:style-name="Heading_20_3" text:outline-level="3"><text:bookmark-start text:name="foreach-in-array"/>25.6.2 <text:span text:style-name="T1">FOREACH</text:span> <text:span text:style-name="T1">IN</text:span> <text:span text:style-name="T1">ARRAY</text:span><text:bookmark-end text:name="foreach-in-array"/></text:h>
      <text:p text:style-name="Pagebreak"/>
      <text:h text:style-name="Heading_20_1" text:outline-level="1"><text:bookmark-start text:name="aula-140---colunas-dummy-variável-dummy-e-machine-learning"/>26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6.1 Colunas <text:span text:style-name="T1">Dummy</text:span><text:bookmark-end text:name="colunas-dummy"/></text:h>
      <text:h text:style-name="Heading_20_3" text:outline-level="3"><text:bookmark-start text:name="teoria-variáveis-dummy"/>26.1.1 Teoria variáveis <text:span text:style-name="T1">Dummy</text:span><text:bookmark-end text:name="teoria-variáveis-dummy"/></text:h>
      <text:list text:style-name="L269">
        <text:list-item>
          <text:p text:style-name="P285">As variáveis <text:span text:style-name="T2">dummies</text:span> ou variáveis indicadoras são formas de agregar informações qualitativas em modelos estatísticos.<text:line-break/></text:p>
        </text:list-item>
        <text:list-item>
          <text:p text:style-name="P285">Transforma variável qualitativa em variável quantitativa.<text:line-break/></text:p>
        </text:list-item>
        <text:list-item>
          <text:p text:style-name="P285">Ela atribui 1 se o elemento possui determinada característica, ou 0 caso ele não possua.<text:line-break/></text:p>
        </text:list-item>
        <text:list-item>
          <text:p text:style-name="P285">Esse tipo de tansformação é importante para modelos de regressão pois ela torna possível trabalhar com variáveis qualitativas.<text:line-break/></text:p>
        </text:list-item>
        <text:list-item>
          <text:p text:style-name="P285">Facilita o processamento em <text:span text:style-name="T1">Machine Learning</text:span> dos dados, quando eles estão em formato <text:span text:style-name="T1">Booleanos</text:span>.<text:line-break/></text:p>
        </text:list-item>
        <text:list-item>
          <text:p text:style-name="P285">Pega uma coluna e destrincha ela em novas colunas, com dados em formato <text:span text:style-name="T1">Booleano</text:span>.<text:line-break/></text:p>
        </text:list-item>
      </text:list>
      <text:h text:style-name="Heading_20_3" text:outline-level="3"><text:bookmark-start text:name="técnica-para-fazer-colunas-dummy"/>26.1.2 Técnica para fazer colunas <text:span text:style-name="T1">Dummy</text:span><text:bookmark-end text:name="técnica-para-fazer-colunas-dummy"/></text:h>
      <text:list text:style-name="L270">
        <text:list-item>
          <text:p text:style-name="P286">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86">Utilizar o comando <text:span text:style-name="T1">CASE</text:span> para gerar novas colunas, com base numa pré-existente, que atraves da definição de condições gere novos valores.<text:line-break/></text:p>
        </text:list-item>
        <text:list-item>
          <text:p text:style-name="P286">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86">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86">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6.2 Variáveis <text:span text:style-name="T1">Dummy</text:span> e <text:span text:style-name="T2">Machine Learning</text:span><text:bookmark-end text:name="variáveis-dummy-e-machine-learning"/></text:h>
      <text:list text:style-name="L271">
        <text:list-item>
          <text:p text:style-name="P287">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87">Trabalhar com dados <text:span text:style-name="T2">Booleanos</text:span> é mais simples, para o computador, que dados qualitativos.<text:line-break/></text:p>
        </text:list-item>
        <text:list-item>
          <text:p text:style-name="P287">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7 Observações<text:bookmark-end text:name="observações"/></text:h>
      <text:h text:style-name="Heading_20_2" text:outline-level="2"><text:bookmark-start text:name="wiki-para-pesquisar-funcionalidades-do-postgresql"/>27.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7.2 Exportação de dados<text:bookmark-end text:name="exportação-de-dados"/></text:h>
      <text:list text:style-name="L272">
        <text:list-item>
          <text:p text:style-name="P288">Uma das maneiras mais facil de exportar dados é atraves da extensão “.csv”.<text:line-break/></text:p>
        </text:list-item>
        <text:list-item>
          <text:p text:style-name="P288">O <text:span text:style-name="T1">PostgreSQL</text:span> ofecere opções para facilmente exportar dados em “.csv”.<text:line-break/></text:p>
        </text:list-item>
        <text:list-item>
          <text:p text:style-name="P288">Passo a passo:<text:line-break/></text:p>
          <text:list text:style-name="L273">
            <text:list-item>
              <text:p text:style-name="P289">Basta fazer a consulta que deseja exportar, pela aba “<text:span text:style-name="T1">Query Tools</text:span>”.<text:line-break/></text:p>
            </text:list-item>
            <text:list-item>
              <text:p text:style-name="P289">Lembrando de colocar <text:span text:style-name="T2">alias</text:span> nas colunas/campos que levam funções, para melhor entendimento de quem for fazer a leitura do arquivo exportado.<text:line-break/></text:p>
            </text:list-item>
            <text:list-item>
              <text:p text:style-name="P289">Na janela em que aparece o resultado da consulta, tem a aba “Data Output” (na qual, por default, já é a aba em que aparecem os resultados das consultas), tem o ícone “<text:span text:style-name="T2">Save results to file</text:span>”.<text:line-break/></text:p>
            </text:list-item>
            <text:list-item>
              <text:p text:style-name="P289">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7.3 Breve explicação de Business Intelligence e Data Science<text:bookmark-end text:name="breve-explicação-de-business-intelligence-e-data-science"/></text:h>
      <text:list text:style-name="L274">
        <text:list-item>
          <text:p text:style-name="P290">Business Intelligence (BI):<text:line-break/></text:p>
          <text:list text:style-name="L275">
            <text:list-item>
              <text:p text:style-name="P291">Esta preocupado com entender o que aconteceu no passado.<text:line-break/></text:p>
            </text:list-item>
          </text:list>
        </text:list-item>
        <text:list-item>
          <text:p text:style-name="P290">Data Science:<text:line-break/></text:p>
          <text:list text:style-name="L276">
            <text:list-item>
              <text:p text:style-name="P292">Através dos dados, tentar prever tendências futuras.<text:line-break/></text:p>
            </text:list-item>
          </text:list>
        </text:list-item>
      </text:list>
      <text:p text:style-name="Pagebreak"/>
      <text:h text:style-name="Heading_20_1" text:outline-level="1"><text:bookmark-start text:name="andamento-dos-estudos"/>28 Andamento dos Estudos<text:bookmark-end text:name="andamento-dos-estudos"/></text:h>
      <text:h text:style-name="Heading_20_2" text:outline-level="2"><text:bookmark-start text:name="assunto-em-andamento"/>28.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27T07:12:08Z</meta:creation-date>
    <dc:date>2022-12-27T07:12:08Z</dc:date>
    <meta:user-defined meta:name="date" meta:value-type="string">2022-12-27</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